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2" style:family="graphic" style:parent-style-name="standard">
      <style:graphic-properties draw:textarea-horizontal-align="justify" draw:textarea-vertical-align="middle" draw:auto-grow-height="false" fo:min-height="2.042cm" fo:min-width="4.33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338cm" fo:min-width="4.581cm"/>
    </style:style>
    <style:style style:name="gr5" style:family="graphic" style:parent-style-name="standard">
      <style:graphic-properties draw:textarea-horizontal-align="justify" draw:textarea-vertical-align="middle" draw:auto-grow-height="false" fo:min-height="2.641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textarea-horizontal-align="justify" draw:textarea-vertical-align="middle" draw:auto-grow-height="false" fo:min-height="2.417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xml:id="id1" draw:id="id1" draw:layer="layout" svg:width="2.286cm" svg:height="2.54cm" svg:x="1.016cm" svg:y="2.54cm">
          <draw:text-box>
            <text:p text:style-name="P1">Input Video</text:p>
          </draw:text-box>
        </draw:frame>
        <draw:custom-shape draw:style-name="gr2" draw:text-style-name="P1" xml:id="id2" draw:id="id2" draw:layer="layout" svg:width="5.08cm" svg:height="2.54cm" svg:x="5.08cm" svg:y="2.54cm">
          <text:p text:style-name="P1">Key Frames</text:p>
          <text:p text:style-name="P1">Ext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3.302cm" svg:y1="3.81cm" svg:x2="5.08cm" svg:y2="3.81cm" draw:start-shape="id1" draw:start-glue-point="1" draw:end-shape="id2" draw:end-glue-point="3" svg:d="M3302 3810h1778" svg:viewBox="0 0 1779 1">
          <text:p/>
        </draw:connector>
        <draw:custom-shape draw:style-name="gr2" draw:text-style-name="P1" xml:id="id3" draw:id="id3" draw:layer="layout" svg:width="5.08cm" svg:height="2.54cm" svg:x="12.7cm" svg:y="2.54cm">
          <text:p text:style-name="P1">Key Frames</text:p>
          <text:p text:style-name="P1">Ext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10.16cm" svg:y1="3.81cm" svg:x2="12.7cm" svg:y2="3.81cm" draw:start-shape="id2" draw:start-glue-point="1" draw:end-shape="id3" svg:d="M10160 3810h2540" svg:viewBox="0 0 2541 1">
          <text:p/>
        </draw:connector>
        <draw:custom-shape draw:style-name="gr2" draw:text-style-name="P1" xml:id="id4" draw:id="id4" draw:layer="layout" svg:width="5.08cm" svg:height="2.54cm" svg:x="20.32cm" svg:y="2.54cm">
          <text:p text:style-name="P1">Semantic </text:p>
          <text:p text:style-name="P1">Segment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17.78cm" svg:y1="3.81cm" svg:x2="20.32cm" svg:y2="3.81cm" draw:start-shape="id3" draw:start-glue-point="1" draw:end-shape="id4" svg:d="M17780 3810h2540" svg:viewBox="0 0 2541 1">
          <text:p/>
        </draw:connector>
        <draw:custom-shape draw:style-name="gr2" draw:text-style-name="P1" xml:id="id5" draw:id="id5" draw:layer="layout" svg:width="5.08cm" svg:height="2.54cm" svg:x="20.32cm" svg:y="6.35cm">
          <text:p text:style-name="P1">Dense </text:p>
          <text:p text:style-name="P1">caption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6" draw:id="id6" draw:layer="layout" svg:width="5.08cm" svg:height="2.54cm" svg:x="12.7cm" svg:y="6.35cm">
          <text:p text:style-name="P1">Text → Scene</text:p>
          <text:p text:style-name="P1">Graph </text:p>
          <text:p text:style-name="P1">convers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5.08cm" svg:height="2.54cm" svg:x="5.08cm" svg:y="6.35cm">
          <text:p text:style-name="P1">Linking </text:p>
          <text:p text:style-name="P1">Scene </text:p>
          <text:p text:style-name="P1">graph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8" draw:id="id8" draw:layer="layout" svg:width="5.08cm" svg:height="2.54cm" svg:x="5.08cm" svg:y="10.16cm">
          <text:p text:style-name="P1">Answer </text:p>
          <text:p text:style-name="P1">generator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4" draw:layer="layout" draw:type="line" svg:x1="22.86cm" svg:y1="5.08cm" svg:x2="22.86cm" svg:y2="6.35cm" draw:start-shape="id4" draw:start-glue-point="2" draw:end-shape="id5" svg:d="M22860 5080v1270" svg:viewBox="0 0 1 1271">
          <text:p/>
        </draw:connector>
        <draw:connector draw:style-name="gr3" draw:text-style-name="P4" draw:layer="layout" draw:type="line" svg:x1="20.32cm" svg:y1="7.62cm" svg:x2="17.78cm" svg:y2="7.62cm" draw:start-shape="id5" draw:start-glue-point="3" draw:end-shape="id6" draw:end-glue-point="1" svg:d="M20320 7620h-2540" svg:viewBox="0 0 2541 1">
          <text:p/>
        </draw:connector>
        <draw:connector draw:style-name="gr3" draw:text-style-name="P4" draw:layer="layout" draw:type="line" svg:x1="12.7cm" svg:y1="7.62cm" svg:x2="10.16cm" svg:y2="7.62cm" draw:start-shape="id6" draw:end-shape="id7" svg:d="M12700 7620h-2540" svg:viewBox="0 0 2541 1">
          <text:p/>
        </draw:connector>
        <draw:connector draw:style-name="gr3" draw:text-style-name="P4" draw:layer="layout" draw:type="line" svg:x1="7.62cm" svg:y1="8.89cm" svg:x2="7.62cm" svg:y2="10.16cm" draw:start-shape="id7" draw:end-shape="id8" svg:d="M7620 8890v1270" svg:viewBox="0 0 1 1271">
          <text:p/>
        </draw:connector>
        <draw:custom-shape draw:style-name="gr5" draw:text-style-name="P1" draw:layer="layout" svg:width="0.762cm" svg:height="3.302cm" svg:x="5.588cm" svg:y="12.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4.318cm" svg:height="0.954cm" svg:x="3.556cm" svg:y="16.256cm">
          <draw:text-box>
            <text:p>Questions</text:p>
          </draw:text-box>
        </draw:frame>
        <draw:custom-shape draw:style-name="gr7" draw:text-style-name="P1" draw:layer="layout" svg:width="0.762cm" svg:height="3.048cm" svg:x="8.382cm" svg:y="12.9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2" draw:layer="layout" svg:width="4.318cm" svg:height="0.954cm" svg:x="7.366cm" svg:y="16.256cm">
          <draw:text-box>
            <text:p>Answers</text:p>
          </draw:text-box>
        </draw:fram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1T23:05:09.234859340</meta:creation-date>
    <dc:date>2018-02-11T23:33:40.844960276</dc:date>
    <meta:editing-duration>PT18M21S</meta:editing-duration>
    <meta:editing-cycles>1</meta:editing-cycles>
    <meta:generator>LibreOffice/5.4.1.2$Linux_X86_64 LibreOffice_project/40m0$Build-2</meta:generator>
    <meta:document-statistic meta:object-count="42"/>
  </office:meta>
</office:document-meta>
</file>